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ediana </text:p>
          </table:table-cell>
          <table:table-cell office:value-type="string" calcext:value-type="string">
            <text:p>DSVT</text:p>
          </table:table-cell>
        </table:table-row>
        <table:table-row table:style-name="ro1">
          <table:table-cell office:value-type="string" calcext:value-type="string">
            <text:p>Ackley50D</text:p>
          </table:table-cell>
          <table:table-cell office:value-type="float" office:value="2.39789617061615" calcext:value-type="float">
            <text:p>2.39789617061615</text:p>
          </table:table-cell>
          <table:table-cell office:value-type="float" office:value="0.697867859594745" calcext:value-type="float">
            <text:p>0.697867859594745</text:p>
          </table:table-cell>
        </table:table-row>
        <table:table-row table:style-name="ro1">
          <table:table-cell office:value-type="string" calcext:value-type="string">
            <text:p>Ackley100D</text:p>
          </table:table-cell>
          <table:table-cell office:value-type="float" office:value="3.30506277084351" calcext:value-type="float">
            <text:p>3.30506277084351</text:p>
          </table:table-cell>
          <table:table-cell office:value-type="float" office:value="0.47531939374901" calcext:value-type="float">
            <text:p>0.47531939374901</text:p>
          </table:table-cell>
        </table:table-row>
        <table:table-row table:style-name="ro1">
          <table:table-cell office:value-type="string" calcext:value-type="string">
            <text:p>Ackley200D</text:p>
          </table:table-cell>
          <table:table-cell office:value-type="float" office:value="4.34243249893189" calcext:value-type="float">
            <text:p>4.34243249893189</text:p>
          </table:table-cell>
          <table:table-cell office:value-type="float" office:value="0.441695017938036" calcext:value-type="float">
            <text:p>0.441695017938036</text:p>
          </table:table-cell>
        </table:table-row>
        <table:table-row table:style-name="ro1">
          <table:table-cell office:value-type="string" calcext:value-type="string">
            <text:p>Cigar50D</text:p>
          </table:table-cell>
          <table:table-cell office:value-type="float" office:value="5003663.02872729" calcext:value-type="float">
            <text:p>5003663.02872729</text:p>
          </table:table-cell>
          <table:table-cell office:value-type="float" office:value="10623830.757443" calcext:value-type="float">
            <text:p>10623830.757443</text:p>
          </table:table-cell>
        </table:table-row>
        <table:table-row table:style-name="ro1">
          <table:table-cell office:value-type="string" calcext:value-type="string">
            <text:p>Cigar100D</text:p>
          </table:table-cell>
          <table:table-cell office:value-type="float" office:value="135791203.787932" calcext:value-type="float">
            <text:p>135791203.787932</text:p>
          </table:table-cell>
          <table:table-cell office:value-type="float" office:value="64947539.1198877" calcext:value-type="float">
            <text:p>64947539.1198877</text:p>
          </table:table-cell>
        </table:table-row>
        <table:table-row table:style-name="ro1">
          <table:table-cell office:value-type="string" calcext:value-type="string">
            <text:p>Cigar200D</text:p>
          </table:table-cell>
          <table:table-cell office:value-type="float" office:value="575442426.068386" calcext:value-type="float">
            <text:p>575442426.068386</text:p>
          </table:table-cell>
          <table:table-cell office:value-type="float" office:value="95790440.2370151" calcext:value-type="float">
            <text:p>95790440.2370151</text:p>
          </table:table-cell>
        </table:table-row>
        <table:table-row table:style-name="ro1">
          <table:table-cell office:value-type="string" calcext:value-type="string">
            <text:p>Cigar_Tablet50D</text:p>
          </table:table-cell>
          <table:table-cell office:value-type="float" office:value="2201783.2284804" calcext:value-type="float">
            <text:p>2201783.2284804</text:p>
          </table:table-cell>
          <table:table-cell office:value-type="float" office:value="371488.297071521" calcext:value-type="float">
            <text:p>371488.297071521</text:p>
          </table:table-cell>
        </table:table-row>
        <table:table-row table:style-name="ro1">
          <table:table-cell office:value-type="string" calcext:value-type="string">
            <text:p>Cigar_Tablet100D</text:p>
          </table:table-cell>
          <table:table-cell office:value-type="float" office:value="5040224.15707749" calcext:value-type="float">
            <text:p>5040224.15707749</text:p>
          </table:table-cell>
          <table:table-cell office:value-type="float" office:value="450508.165852607" calcext:value-type="float">
            <text:p>450508.165852607</text:p>
          </table:table-cell>
        </table:table-row>
        <table:table-row table:style-name="ro1">
          <table:table-cell office:value-type="string" calcext:value-type="string">
            <text:p>Cigar_Tablet200D</text:p>
          </table:table-cell>
          <table:table-cell office:value-type="float" office:value="11291334.617093" calcext:value-type="float">
            <text:p>11291334.617093</text:p>
          </table:table-cell>
          <table:table-cell office:value-type="float" office:value="495519.016549654" calcext:value-type="float">
            <text:p>495519.016549654</text:p>
          </table:table-cell>
        </table:table-row>
        <table:table-row table:style-name="ro1">
          <table:table-cell office:value-type="string" calcext:value-type="string">
            <text:p>Ellipsoid50D</text:p>
          </table:table-cell>
          <table:table-cell office:value-type="float" office:value="316241.419302285" calcext:value-type="float">
            <text:p>316241.419302285</text:p>
          </table:table-cell>
          <table:table-cell office:value-type="float" office:value="123745.894178606" calcext:value-type="float">
            <text:p>123745.894178606</text:p>
          </table:table-cell>
        </table:table-row>
        <table:table-row table:style-name="ro1">
          <table:table-cell office:value-type="string" calcext:value-type="string">
            <text:p>Ellipsoid100D</text:p>
          </table:table-cell>
          <table:table-cell office:value-type="float" office:value="1447827.70948607" calcext:value-type="float">
            <text:p>1447827.70948607</text:p>
          </table:table-cell>
          <table:table-cell office:value-type="float" office:value="548202.88050496" calcext:value-type="float">
            <text:p>548202.88050496</text:p>
          </table:table-cell>
        </table:table-row>
        <table:table-row table:style-name="ro1">
          <table:table-cell office:value-type="string" calcext:value-type="string">
            <text:p>Ellipsoid200D</text:p>
          </table:table-cell>
          <table:table-cell office:value-type="float" office:value="6761129.09999096" calcext:value-type="float">
            <text:p>6761129.09999096</text:p>
          </table:table-cell>
          <table:table-cell office:value-type="float" office:value="3208329.32883394" calcext:value-type="float">
            <text:p>3208329.32883394</text:p>
          </table:table-cell>
        </table:table-row>
        <table:table-row table:style-name="ro1">
          <table:table-cell office:value-type="string" calcext:value-type="string">
            <text:p>ExpandedSchaffer50D</text:p>
          </table:table-cell>
          <table:table-cell office:value-type="float" office:value="157.210847735405" calcext:value-type="float">
            <text:p>157.210847735405</text:p>
          </table:table-cell>
          <table:table-cell office:value-type="float" office:value="3.99534395389026" calcext:value-type="float">
            <text:p>3.99534395389026</text:p>
          </table:table-cell>
        </table:table-row>
        <table:table-row table:style-name="ro1">
          <table:table-cell office:value-type="string" calcext:value-type="string">
            <text:p>ExpandedSchaffer100D</text:p>
          </table:table-cell>
          <table:table-cell office:value-type="float" office:value="169.041695773602" calcext:value-type="float">
            <text:p>169.041695773602</text:p>
          </table:table-cell>
          <table:table-cell office:value-type="float" office:value="7.25185724759776" calcext:value-type="float">
            <text:p>7.25185724759776</text:p>
          </table:table-cell>
        </table:table-row>
        <table:table-row table:style-name="ro1">
          <table:table-cell office:value-type="string" calcext:value-type="string">
            <text:p>ExpandedSchaffer200D</text:p>
          </table:table-cell>
          <table:table-cell office:value-type="float" office:value="204.727478027344" calcext:value-type="float">
            <text:p>204.727478027344</text:p>
          </table:table-cell>
          <table:table-cell office:value-type="float" office:value="13.5966464317729" calcext:value-type="float">
            <text:p>13.5966464317729</text:p>
          </table:table-cell>
        </table:table-row>
        <table:table-row table:style-name="ro1">
          <table:table-cell office:value-type="string" calcext:value-type="string">
            <text:p>Griewangk50D</text:p>
          </table:table-cell>
          <table:table-cell office:value-type="float" office:value="1.06674498319626" calcext:value-type="float">
            <text:p>1.06674498319626</text:p>
          </table:table-cell>
          <table:table-cell office:value-type="float" office:value="0.230098659611936" calcext:value-type="float">
            <text:p>0.230098659611936</text:p>
          </table:table-cell>
        </table:table-row>
        <table:table-row table:style-name="ro1">
          <table:table-cell office:value-type="string" calcext:value-type="string">
            <text:p>Griewangk100D</text:p>
          </table:table-cell>
          <table:table-cell office:value-type="float" office:value="2.94525015354156" calcext:value-type="float">
            <text:p>2.94525015354156</text:p>
          </table:table-cell>
          <table:table-cell office:value-type="float" office:value="1.72240406398046" calcext:value-type="float">
            <text:p>1.72240406398046</text:p>
          </table:table-cell>
        </table:table-row>
        <table:table-row table:style-name="ro1">
          <table:table-cell office:value-type="string" calcext:value-type="string">
            <text:p>Griewangk200D</text:p>
          </table:table-cell>
          <table:table-cell office:value-type="float" office:value="9.80923092365265" calcext:value-type="float">
            <text:p>9.80923092365265</text:p>
          </table:table-cell>
          <table:table-cell office:value-type="float" office:value="2.49960833089209" calcext:value-type="float">
            <text:p>2.49960833089209</text:p>
          </table:table-cell>
        </table:table-row>
        <table:table-row table:style-name="ro1">
          <table:table-cell office:value-type="string" calcext:value-type="string">
            <text:p>Happycat50D</text:p>
          </table:table-cell>
          <table:table-cell office:value-type="float" office:value="0.585159540176392" calcext:value-type="float">
            <text:p>0.585159540176392</text:p>
          </table:table-cell>
          <table:table-cell office:value-type="float" office:value="0.353786425402285" calcext:value-type="float">
            <text:p>0.353786425402285</text:p>
          </table:table-cell>
        </table:table-row>
        <table:table-row table:style-name="ro1">
          <table:table-cell office:value-type="string" calcext:value-type="string">
            <text:p>Happycat100D</text:p>
          </table:table-cell>
          <table:table-cell office:value-type="float" office:value="4.24707859754562" calcext:value-type="float">
            <text:p>4.24707859754562</text:p>
          </table:table-cell>
          <table:table-cell office:value-type="float" office:value="1.72396758637789" calcext:value-type="float">
            <text:p>1.72396758637789</text:p>
          </table:table-cell>
        </table:table-row>
        <table:table-row table:style-name="ro1">
          <table:table-cell office:value-type="string" calcext:value-type="string">
            <text:p>Happycat200D</text:p>
          </table:table-cell>
          <table:table-cell office:value-type="float" office:value="7.2823401093483" calcext:value-type="float">
            <text:p>7.2823401093483</text:p>
          </table:table-cell>
          <table:table-cell office:value-type="float" office:value="1.15452146794349" calcext:value-type="float">
            <text:p>1.15452146794349</text:p>
          </table:table-cell>
        </table:table-row>
        <table:table-row table:style-name="ro1">
          <table:table-cell office:value-type="string" calcext:value-type="string">
            <text:p>HGbat50D</text:p>
          </table:table-cell>
          <table:table-cell office:value-type="float" office:value="4.14042204618454" calcext:value-type="float">
            <text:p>4.14042204618454</text:p>
          </table:table-cell>
          <table:table-cell office:value-type="float" office:value="21.8257434346549" calcext:value-type="float">
            <text:p>21.8257434346549</text:p>
          </table:table-cell>
        </table:table-row>
        <table:table-row table:style-name="ro1">
          <table:table-cell office:value-type="string" calcext:value-type="string">
            <text:p>HGbat100D</text:p>
          </table:table-cell>
          <table:table-cell office:value-type="float" office:value="162.972729742527" calcext:value-type="float">
            <text:p>162.972729742527</text:p>
          </table:table-cell>
          <table:table-cell office:value-type="float" office:value="99.9224579070085" calcext:value-type="float">
            <text:p>99.9224579070085</text:p>
          </table:table-cell>
        </table:table-row>
        <table:table-row table:style-name="ro1">
          <table:table-cell office:value-type="string" calcext:value-type="string">
            <text:p>HGbat200D</text:p>
          </table:table-cell>
          <table:table-cell office:value-type="float" office:value="1080.54754775763" calcext:value-type="float">
            <text:p>1080.54754775763</text:p>
          </table:table-cell>
          <table:table-cell office:value-type="float" office:value="370.041659844578" calcext:value-type="float">
            <text:p>370.041659844578</text:p>
          </table:table-cell>
        </table:table-row>
        <table:table-row table:style-name="ro1">
          <table:table-cell office:value-type="string" calcext:value-type="string">
            <text:p>ModifiedSchwefel50D</text:p>
          </table:table-cell>
          <table:table-cell office:value-type="float" office:value="1.17162716388702" calcext:value-type="float">
            <text:p>1.17162716388702</text:p>
          </table:table-cell>
          <table:table-cell office:value-type="float" office:value="4.42816717032403" calcext:value-type="float">
            <text:p>4.42816717032403</text:p>
          </table:table-cell>
        </table:table-row>
        <table:table-row table:style-name="ro1">
          <table:table-cell office:value-type="string" calcext:value-type="string">
            <text:p>ModifiedSchwefel100D</text:p>
          </table:table-cell>
          <table:table-cell office:value-type="float" office:value="24.7144115567207" calcext:value-type="float">
            <text:p>24.7144115567207</text:p>
          </table:table-cell>
          <table:table-cell office:value-type="float" office:value="17.0615317258708" calcext:value-type="float">
            <text:p>17.0615317258708</text:p>
          </table:table-cell>
        </table:table-row>
        <table:table-row table:style-name="ro1">
          <table:table-cell office:value-type="string" calcext:value-type="string">
            <text:p>ModifiedSchwefel200D</text:p>
          </table:table-cell>
          <table:table-cell office:value-type="float" office:value="121.662292420864" calcext:value-type="float">
            <text:p>121.662292420864</text:p>
          </table:table-cell>
          <table:table-cell office:value-type="float" office:value="38.4710417808086" calcext:value-type="float">
            <text:p>38.4710417808086</text:p>
          </table:table-cell>
        </table:table-row>
        <table:table-row table:style-name="ro1">
          <table:table-cell office:value-type="string" calcext:value-type="string">
            <text:p>Rastrigin50D</text:p>
          </table:table-cell>
          <table:table-cell office:value-type="float" office:value="165.672758340836" calcext:value-type="float">
            <text:p>165.672758340836</text:p>
          </table:table-cell>
          <table:table-cell office:value-type="float" office:value="23.958413640777" calcext:value-type="float">
            <text:p>23.958413640777</text:p>
          </table:table-cell>
        </table:table-row>
        <table:table-row table:style-name="ro1">
          <table:table-cell office:value-type="string" calcext:value-type="string">
            <text:p>Rastrigin100D</text:p>
          </table:table-cell>
          <table:table-cell office:value-type="float" office:value="322.945513963699" calcext:value-type="float">
            <text:p>322.945513963699</text:p>
          </table:table-cell>
          <table:table-cell office:value-type="float" office:value="42.9888262786905" calcext:value-type="float">
            <text:p>42.9888262786905</text:p>
          </table:table-cell>
        </table:table-row>
        <table:table-row table:style-name="ro1">
          <table:table-cell office:value-type="string" calcext:value-type="string">
            <text:p>Rastrigin200D</text:p>
          </table:table-cell>
          <table:table-cell office:value-type="float" office:value="700.858820915222" calcext:value-type="float">
            <text:p>700.858820915222</text:p>
          </table:table-cell>
          <table:table-cell office:value-type="float" office:value="98.2778413872389" calcext:value-type="float">
            <text:p>98.2778413872389</text:p>
          </table:table-cell>
        </table:table-row>
        <table:table-row table:style-name="ro1">
          <table:table-cell office:value-type="string" calcext:value-type="string">
            <text:p>Rosenbrock50D</text:p>
          </table:table-cell>
          <table:table-cell office:value-type="float" office:value="78.6160570979118" calcext:value-type="float">
            <text:p>78.6160570979118</text:p>
          </table:table-cell>
          <table:table-cell office:value-type="float" office:value="27.7341378388864" calcext:value-type="float">
            <text:p>27.7341378388864</text:p>
          </table:table-cell>
        </table:table-row>
        <table:table-row table:style-name="ro1">
          <table:table-cell office:value-type="string" calcext:value-type="string">
            <text:p>Rosenbrock100D</text:p>
          </table:table-cell>
          <table:table-cell office:value-type="float" office:value="318.506885409355" calcext:value-type="float">
            <text:p>318.506885409355</text:p>
          </table:table-cell>
          <table:table-cell office:value-type="float" office:value="86.9088310179431" calcext:value-type="float">
            <text:p>86.9088310179431</text:p>
          </table:table-cell>
        </table:table-row>
        <table:table-row table:style-name="ro1">
          <table:table-cell office:value-type="string" calcext:value-type="string">
            <text:p>Rosenbrock200D</text:p>
          </table:table-cell>
          <table:table-cell office:value-type="float" office:value="1247.81735396385" calcext:value-type="float">
            <text:p>1247.81735396385</text:p>
          </table:table-cell>
          <table:table-cell office:value-type="float" office:value="338.786675293106" calcext:value-type="float">
            <text:p>338.786675293106</text:p>
          </table:table-cell>
        </table:table-row>
        <table:table-row table:style-name="ro1">
          <table:table-cell office:value-type="string" calcext:value-type="string">
            <text:p>Sphere50D</text:p>
          </table:table-cell>
          <table:table-cell office:value-type="float" office:value="4.50320619344711" calcext:value-type="float">
            <text:p>4.50320619344711</text:p>
          </table:table-cell>
          <table:table-cell office:value-type="float" office:value="13.5781771495383" calcext:value-type="float">
            <text:p>13.5781771495383</text:p>
          </table:table-cell>
        </table:table-row>
        <table:table-row table:style-name="ro1">
          <table:table-cell office:value-type="string" calcext:value-type="string">
            <text:p>Sphere100D</text:p>
          </table:table-cell>
          <table:table-cell office:value-type="float" office:value="133.586457908154" calcext:value-type="float">
            <text:p>133.586457908154</text:p>
          </table:table-cell>
          <table:table-cell office:value-type="float" office:value="68.8409199064633" calcext:value-type="float">
            <text:p>68.8409199064633</text:p>
          </table:table-cell>
        </table:table-row>
        <table:table-row table:style-name="ro1">
          <table:table-cell office:value-type="string" calcext:value-type="string">
            <text:p>Sphere200D</text:p>
          </table:table-cell>
          <table:table-cell office:value-type="float" office:value="563.725783884525" calcext:value-type="float">
            <text:p>563.725783884525</text:p>
          </table:table-cell>
          <table:table-cell office:value-type="float" office:value="115.618100316328" calcext:value-type="float">
            <text:p>115.618100316328</text:p>
          </table:table-cell>
        </table:table-row>
        <table:table-row table:style-name="ro1">
          <table:table-cell office:value-type="string" calcext:value-type="string">
            <text:p>Sum_Cancellation50D</text:p>
          </table:table-cell>
          <table:table-cell office:value-type="float" office:value="99997.1533843279" calcext:value-type="float">
            <text:p>99997.1533843279</text:p>
          </table:table-cell>
          <table:table-cell office:value-type="float" office:value="0.775342223836808" calcext:value-type="float">
            <text:p>0.775342223836808</text:p>
          </table:table-cell>
        </table:table-row>
        <table:table-row table:style-name="ro1">
          <table:table-cell office:value-type="string" calcext:value-type="string">
            <text:p>Sum_Cancellation100D</text:p>
          </table:table-cell>
          <table:table-cell office:value-type="float" office:value="99999.0395778418" calcext:value-type="float">
            <text:p>99999.0395778418</text:p>
          </table:table-cell>
          <table:table-cell office:value-type="float" office:value="0.239266567684305" calcext:value-type="float">
            <text:p>0.239266567684305</text:p>
          </table:table-cell>
        </table:table-row>
        <table:table-row table:style-name="ro1">
          <table:table-cell office:value-type="string" calcext:value-type="string">
            <text:p>Sum_Cancellation200D</text:p>
          </table:table-cell>
          <table:table-cell office:value-type="float" office:value="99999.6626598239" calcext:value-type="float">
            <text:p>99999.6626598239</text:p>
          </table:table-cell>
          <table:table-cell office:value-type="float" office:value="0.0873385933769447" calcext:value-type="float">
            <text:p>0.087338593376945</text:p>
          </table:table-cell>
        </table:table-row>
        <table:table-row table:style-name="ro1">
          <table:table-cell office:value-type="string" calcext:value-type="string">
            <text:p>Tablet50D</text:p>
          </table:table-cell>
          <table:table-cell office:value-type="float" office:value="460.575625061989" calcext:value-type="float">
            <text:p>460.575625061989</text:p>
          </table:table-cell>
          <table:table-cell office:value-type="float" office:value="21.7646841078343" calcext:value-type="float">
            <text:p>21.7646841078343</text:p>
          </table:table-cell>
        </table:table-row>
        <table:table-row table:style-name="ro1">
          <table:table-cell office:value-type="string" calcext:value-type="string">
            <text:p>Tablet100D</text:p>
          </table:table-cell>
          <table:table-cell office:value-type="float" office:value="772.622104048729" calcext:value-type="float">
            <text:p>772.622104048729</text:p>
          </table:table-cell>
          <table:table-cell office:value-type="float" office:value="37.7650648079182" calcext:value-type="float">
            <text:p>37.7650648079182</text:p>
          </table:table-cell>
        </table:table-row>
        <table:table-row table:style-name="ro1">
          <table:table-cell office:value-type="string" calcext:value-type="string">
            <text:p>Tablet200D</text:p>
          </table:table-cell>
          <table:table-cell office:value-type="float" office:value="1400.23339384794" calcext:value-type="float">
            <text:p>1400.23339384794</text:p>
          </table:table-cell>
          <table:table-cell office:value-type="float" office:value="38.6389482754763" calcext:value-type="float">
            <text:p>38.6389482754763</text:p>
          </table:table-cell>
        </table:table-row>
        <table:table-row table:style-name="ro1">
          <table:table-cell office:value-type="string" calcext:value-type="string">
            <text:p>Two_Axes50D</text:p>
          </table:table-cell>
          <table:table-cell office:value-type="float" office:value="568.86177533865" calcext:value-type="float">
            <text:p>568.86177533865</text:p>
          </table:table-cell>
          <table:table-cell office:value-type="float" office:value="78386.1728774112" calcext:value-type="float">
            <text:p>78386.1728774112</text:p>
          </table:table-cell>
        </table:table-row>
        <table:table-row table:style-name="ro1">
          <table:table-cell office:value-type="string" calcext:value-type="string">
            <text:p>Two_Axes100D</text:p>
          </table:table-cell>
          <table:table-cell office:value-type="float" office:value="5791923.2367053" calcext:value-type="float">
            <text:p>5791923.2367053</text:p>
          </table:table-cell>
          <table:table-cell office:value-type="float" office:value="10588300.9258982" calcext:value-type="float">
            <text:p>10588300.9258982</text:p>
          </table:table-cell>
        </table:table-row>
        <table:table-row table:style-name="ro1">
          <table:table-cell office:value-type="string" calcext:value-type="string">
            <text:p>Two_Axes200D</text:p>
          </table:table-cell>
          <table:table-cell office:value-type="float" office:value="140843514.579969" calcext:value-type="float">
            <text:p>140843514.579969</text:p>
          </table:table-cell>
          <table:table-cell office:value-type="float" office:value="60357114.2024936" calcext:value-type="float">
            <text:p>60357114.2024936</text:p>
          </table:table-cell>
        </table:table-row>
        <table:table-row table:style-name="ro1">
          <table:table-cell office:value-type="string" calcext:value-type="string">
            <text:p>Two_Axes2_50D</text:p>
          </table:table-cell>
          <table:table-cell office:value-type="float" office:value="503.852903604507" calcext:value-type="float">
            <text:p>503.852903604507</text:p>
          </table:table-cell>
          <table:table-cell office:value-type="float" office:value="2919.71418132808" calcext:value-type="float">
            <text:p>2919.71418132808</text:p>
          </table:table-cell>
        </table:table-row>
        <table:table-row table:style-name="ro1">
          <table:table-cell office:value-type="string" calcext:value-type="string">
            <text:p>Two_Axes2_100D</text:p>
          </table:table-cell>
          <table:table-cell office:value-type="float" office:value="4514390.78615779" calcext:value-type="float">
            <text:p>4514390.78615779</text:p>
          </table:table-cell>
          <table:table-cell office:value-type="float" office:value="8955308.02335498" calcext:value-type="float">
            <text:p>8955308.02335498</text:p>
          </table:table-cell>
        </table:table-row>
        <table:table-row table:style-name="ro1">
          <table:table-cell office:value-type="string" calcext:value-type="string">
            <text:p>Two_Axes2_200D</text:p>
          </table:table-cell>
          <table:table-cell office:value-type="float" office:value="157049475.931194" calcext:value-type="float">
            <text:p>157049475.931194</text:p>
          </table:table-cell>
          <table:table-cell office:value-type="float" office:value="70898533.2497485" calcext:value-type="float">
            <text:p>70898533.2497485</text:p>
          </table:table-cell>
        </table:table-row>
        <table:table-row table:style-name="ro1">
          <table:table-cell office:value-type="string" calcext:value-type="string">
            <text:p>Weierstrass50D</text:p>
          </table:table-cell>
          <table:table-cell office:value-type="float" office:value="283.669445335865" calcext:value-type="float">
            <text:p>283.669445335865</text:p>
          </table:table-cell>
          <table:table-cell office:value-type="float" office:value="2.38706919215776" calcext:value-type="float">
            <text:p>2.38706919215776</text:p>
          </table:table-cell>
        </table:table-row>
        <table:table-row table:style-name="ro1">
          <table:table-cell office:value-type="string" calcext:value-type="string">
            <text:p>Weierstrass100D</text:p>
          </table:table-cell>
          <table:table-cell office:value-type="float" office:value="376.569164335728" calcext:value-type="float">
            <text:p>376.569164335728</text:p>
          </table:table-cell>
          <table:table-cell office:value-type="float" office:value="3.31155147386515" calcext:value-type="float">
            <text:p>3.31155147386515</text:p>
          </table:table-cell>
        </table:table-row>
        <table:table-row table:style-name="ro1">
          <table:table-cell office:value-type="string" calcext:value-type="string">
            <text:p>Weierstrass200D</text:p>
          </table:table-cell>
          <table:table-cell office:value-type="float" office:value="567.478296160698" calcext:value-type="float">
            <text:p>567.478296160698</text:p>
          </table:table-cell>
          <table:table-cell office:value-type="float" office:value="4.27621783863498" calcext:value-type="float">
            <text:p>4.27621783863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4:58:35.11843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02:08.633463246</meta:creation-date>
    <dc:date>2022-04-27T11:50:07.347478346</dc:date>
    <meta:editing-duration>P1DT2H24M56S</meta:editing-duration>
    <meta:editing-cycles>19</meta:editing-cycles>
    <meta:generator>LibreOffice/6.4.7.2$Linux_X86_64 LibreOffice_project/40$Build-2</meta:generator>
    <meta:document-statistic meta:table-count="1" meta:cell-count="155" meta:object-count="0"/>
  </office:meta>
</office:document-meta>
</file>